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3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3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5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6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7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4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43" style:family="paragraph" style:parent-style-name="Text_20_body">
      <style:text-properties fo:font-variant="normal" fo:text-transform="none" fo:color="#222222" style:font-name="myriad-pro" fo:font-size="14pt" fo:letter-spacing="normal" fo:font-style="normal" fo:font-weight="normal"/>
    </style:style>
    <style:style style:name="P44" style:family="paragraph" style:parent-style-name="Text_20_body">
      <style:paragraph-properties>
        <style:tab-stops>
          <style:tab-stop style:position="2.2398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/>
    </style:style>
    <style:style style:name="P45" style:family="paragraph" style:parent-style-name="Text_20_body">
      <style:text-properties fo:font-variant="normal" fo:text-transform="none" fo:color="#222222" style:font-name="myriad-pro" fo:font-size="12pt" fo:letter-spacing="normal" fo:font-style="normal" fo:font-weight="normal" style:font-size-asian="12pt" style:font-size-complex="12pt"/>
    </style:style>
    <style:style style:name="P46" style:family="paragraph" style:parent-style-name="Text_20_body">
      <style:text-properties fo:font-size="12pt" style:font-size-asian="12pt" style:font-size-complex="12pt"/>
    </style:style>
    <style:style style:name="P47" style:family="paragraph" style:parent-style-name="Text_20_body" style:master-page-name="">
      <style:paragraph-properties fo:margin-left="-0.0835in" fo:margin-right="0in" fo:margin-top="0in" fo:margin-bottom="0.0835in" fo:text-indent="0in" style:auto-text-indent="false" style:page-number="auto"/>
      <style:text-properties fo:font-variant="normal" fo:text-transform="none" fo:color="#222222" style:font-name="myriad-pro" fo:font-size="14pt" fo:letter-spacing="normal" fo:font-style="normal" fo:font-weight="normal"/>
    </style:style>
    <style:style style:name="P48" style:family="paragraph" style:parent-style-name="Text_20_body">
      <style:paragraph-properties fo:margin-left="-0.0835in" fo:margin-right="0in" fo:margin-top="0in" fo:margin-bottom="0.0835in" fo:text-indent="0in" style:auto-text-indent="false"/>
      <style:text-properties fo:font-variant="normal" fo:text-transform="none" fo:color="#222222" style:font-name="myriad-pro" fo:font-size="14pt" fo:letter-spacing="normal" fo:font-style="normal" fo:font-weight="normal"/>
    </style:style>
    <style:style style:name="P49" style:family="paragraph" style:parent-style-name="Heading_20_1">
      <style:text-properties fo:font-variant="normal" fo:text-transform="none" fo:color="#222222" style:font-name="myriad-pro" fo:font-size="14pt" fo:letter-spacing="normal" fo:font-style="normal" fo:font-weight="normal"/>
    </style:style>
    <style:style style:name="P5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1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64" style:family="paragraph" style:parent-style-name="Standard" style:list-style-name="L9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222222" style:font-name="myriad-pro" fo:letter-spacing="normal" fo:font-style="normal" fo:font-weight="normal"/>
    </style:style>
    <style:style style:name="T13" style:family="text">
      <style:text-properties fo:font-variant="normal" fo:text-transform="none" fo:color="#222222" style:font-name="myriad-pro" fo:letter-spacing="normal" fo:font-style="normal" fo:font-weight="bold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9pt" style:font-size-asian="9pt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35">Warmdown: <text:span text:style-name="T3">½ mile in 5:30</text:span></text:p>
      <text:p text:style-name="P36"/>
      <text:p text:style-name="P32"><text:span text:style-name="T6">Wed Oct 31, 2018 </text:span><text:span text:style-name="T1">4.2 miles</text:span></text:p>
      <text:p text:style-name="P34">Warmup: <text:span text:style-name="T3">1 mile in 9:45 </text:span></text:p>
      <text:p text:style-name="P32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33">My times: 3:50, 3:46, 3:42, 3:37 </text:p>
      <text:p text:style-name="P33">My average pace for the last interval was 7:36/mile.</text:p>
      <text:p text:style-name="P34">Warmdown: <text:span text:style-name="T3">0.8 mile jog</text:span></text:p>
      <text:p text:style-name="P33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34">Warmdown:<text:span text:style-name="T3"> ½ mile in 5:25</text:span></text:p>
      <text:p text:style-name="P41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42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6957885224827228703" text:style-name="L1">
        <text:list-item>
          <text:list>
            <text:list-header>
              <text:p text:style-name="P50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50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29524090" text:continue-numbering="true" text:style-name="L1">
        <text:list-item>
          <text:list>
            <text:list-header>
              <text:p text:style-name="P50">Run: 6<text:span text:style-name="T3"> x 0.2 miles at 7:09/mile pace with a 0.2 mile jog before each run. The 0.2 mile runs each took 85.7 seconds. The jogs before each 0.2 mile run took about 2:18.</text:span></text:p>
              <text:p text:style-name="P50">Warmdown: <text:span text:style-name="T3">½ mile in about 5:30</text:span></text:p>
              <text:p text:style-name="P53"/>
              <text:p text:style-name="P50"><text:span text:style-name="T3">Thur Nov 15, 2018 </text:span>2.25 miles<text:span text:style-name="T3"> </text:span></text:p>
              <text:p text:style-name="P53">On the Wise Center indoor track: 1 mile splits 4:55 + 4:35 = 9:30, rest 5 minutes</text:p>
              <text:p text:style-name="P53">On a recumbant stationary bike: </text:p>
              <text:list>
                <text:list-item>
                  <text:list>
                    <text:list-header>
                      <text:p text:style-name="P53"><text:s text:c="5"/>50 calorie ride in 4:10 (final pulse: 137), 25 calorie slow ride </text:p>
                      <text:p text:style-name="P53"><text:s text:c="5"/>25 calorie ride in 1:58, 25 calorie slow ride</text:p>
                      <text:p text:style-name="P5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9522665" text:continue-numbering="true" text:style-name="L1">
        <text:list-item>
          <text:list>
            <text:list-header>
              <text:p text:style-name="P56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9516163" text:continue-numbering="true" text:style-name="L1">
        <text:list-item>
          <text:list>
            <text:list-header>
              <text:p text:style-name="P56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7387182134467028475" text:style-name="L2">
        <text:list-item>
          <text:list>
            <text:list-item>
              <text:p text:style-name="P57">miles in the last week</text:p>
              <text:p text:style-name="P61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31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5997566726109611237" text:style-name="L3">
        <text:list-item>
          <text:p text:style-name="P58">Warm up with a mile at about 9:00 – 9:30/mile pace and rest a few minutes.</text:p>
        </text:list-item>
        <text:list-item>
          <text:p text:style-name="P58">Start running at about 8:35/mile pace and then adjust pace so that HR is </text:p>
          <text:list>
            <text:list-header>
              <text:p text:style-name="P58"><text:s text:c="10"/>HR0 = 142 +/- 1 bpm.</text:p>
            </text:list-header>
          </text:list>
        </text:list-item>
        <text:list-item>
          <text:p text:style-name="P58">Use a watch to record mile splits and stop running when the split exceeds <text:tab/>Tmax = 8:45</text:p>
        </text:list-item>
        <text:list-item>
          <text:p text:style-name="P58">The more miles I am able to run without reaching 8:45/mile, <text:s/>the better my <text:tab/>fitness.</text:p>
          <text:p text:style-name="P58">If another runner wants to perform the test mentioned above they will need to establish values for HR0 and Tmax in the following way. <text:s/></text:p>
          <text:p text:style-name="P60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67">2.<text:tab/>Next continue running but now adjust pace up and down in order to keep HR <text:tab/>near HR0. <text:s/>Record mile splits on a watch. <text:s/>The split for the 3rd mile is Tmax.</text:p>
          <text:p text:style-name="P68">Continued</text:p>
          <text:p text:style-name="P6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394017529032492433" text:style-name="L4">
        <text:list-item>
          <text:list>
            <text:list-header>
              <text:p text:style-name="P63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4012866420870134804" text:style-name="L5">
        <text:list-item>
          <text:list>
            <text:list-header>
              <text:p text:style-name="P54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4694966845705113143" text:style-name="L6">
        <text:list-item>
          <text:list>
            <text:list-header>
              <text:p text:style-name="P51"/>
              <text:p text:style-name="P51">25.85 miles in the last week</text:p>
            </text:list-header>
          </text:list>
        </text:list-item>
      </text:list>
      <text:p text:style-name="P37"><text:soft-page-break/><text:span text:style-name="T3">Sat Jan 5, 2019</text:span> 4.25 miles</text:p>
      <text:p text:style-name="P38"><text:span text:style-name="T2">Warmup:</text:span> <text:s/>½ mile to the Sportcentrum VU, 1 mile on a treadmill in 8:45, rest about 3:00</text:p>
      <text:p text:style-name="P38"><text:span text:style-name="T2">Run:</text:span> <text:s/>0.05 mile lead into a 2 mile 142 bpm test,</text:p>
      <text:p text:style-name="P38">mile times and pulses at the end of each mile: 8:11 (142), 8:24 (142)</text:p>
      <text:p text:style-name="P38">Compare test to one on Dec 30</text:p>
      <text:p text:style-name="P37">Warm down: <text:span text:style-name="T3">0.2 mile on treadmill and ½ mile outside</text:span></text:p>
      <text:p text:style-name="P38"/>
      <text:p text:style-name="P37"><text:span text:style-name="T3">Sun Jan 6, 2019 </text:span>no running</text:p>
      <text:p text:style-name="P37"/>
      <text:p text:style-name="P37"><text:span text:style-name="T3">Mon Jan 7, 2019 </text:span>5.1 miles</text:p>
      <text:p text:style-name="P38"><text:span text:style-name="T2">Warmup:</text:span> <text:s/>½ mile on a bike path and 0.1 mile on a treadmill</text:p>
      <text:p text:style-name="P38"><text:span text:style-name="T2">Run:</text:span> <text:s/>4 miles on a Sportcentrum treadmill, </text:p>
      <text:p text:style-name="P38">Time: <text:s/>Splits and pulses: 8:55 (137 bpm), 8:27 (143 bpm), 8:32 (142 bpm), 7:34 (164 bpm)</text:p>
      <text:p text:style-name="P38">I ended the last mile a good deal under 7:00/mile pace and my pulse rose to 164 bpm.</text:p>
      <text:p text:style-name="P38"><text:span text:style-name="T2">Warm down:</text:span> <text:s/>½ mile on a bike path </text:p>
      <text:p text:style-name="P38"/>
      <text:p text:style-name="P38">Tues Jan 8, 2019 <text:span text:style-name="T2">3 miles </text:span></text:p>
      <text:p text:style-name="P38">I ran 1 mile and walked 2 miles on bike and walking paths in Amsterdam.</text:p>
      <text:p text:style-name="P38"/>
      <text:p text:style-name="P38">Wed Jan 9, 2019 <text:span text:style-name="T2">5.15 miles</text:span> <text:s/></text:p>
      <text:p text:style-name="P38"><text:span text:style-name="T2">Warmup:</text:span> <text:s/>½ miles to the Sportcentrum VU, rest about 5:00 and a 0.1 mile lead into a 1 mile on a treadmill, time for 1 mile: 8:50, about a 3 minute rest</text:p>
      <text:p text:style-name="P38"><text:span text:style-name="T2">Run:</text:span> <text:s/>0.1 mile lead into a 4 mile 142 bpm test,</text:p>
      <text:p text:style-name="P38">mile times and pulses at the end of each mile: 8:06 (143), 8:16 (141), 8:23 (142), 8:30 (142)</text:p>
      <text:p text:style-name="P38">This is the best recent result for a 142 bpm test. Compare today's splits to ones on Dec 12</text:p>
      <text:p text:style-name="P37">Warm down: <text:span text:style-name="T3">½ mile outside</text:span></text:p>
      <text:p text:style-name="P38"/>
      <text:p text:style-name="P38">Thur Jan 10, 2019 <text:span text:style-name="T2">3 miles </text:span></text:p>
      <text:p text:style-name="P38">I ran 1 mile and walked 2 miles on bike and walking paths in Amsterdam.</text:p>
      <text:p text:style-name="P38"/>
      <text:p text:style-name="P38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9">Mon Jan 14, 2019 <text:span text:style-name="T2">3 miles </text:span></text:p>
      <text:p text:style-name="P39">I ran 1 mile and walked 2 miles on bike and walking paths in Amsterdam.</text:p>
      <text:p text:style-name="P39"/>
      <text:p text:style-name="P39">Tues Jan 15, 2019 <text:span text:style-name="T2">7 miles</text:span> <text:s/></text:p>
      <text:p text:style-name="P39"><text:span text:style-name="T2">Warmup:</text:span> <text:s/>1 mile on bike paths, rest about 7:00 and a 0.3 mile lead into a 142 bpm test</text:p>
      <text:p text:style-name="P39"><text:span text:style-name="T2">Run:</text:span> <text:s/>5 mile 142 bpm test,</text:p>
      <text:p text:style-name="P39">mile times and pulses at the end of each mile: 8:14 (142), 8:26 (142), 8:27 (142), 8:25 (142), 8:30 (142)</text:p>
      <text:p text:style-name="P40">Warm down: <text:span text:style-name="T3">0.2 miles on the treadmill</text:span> <text:span text:style-name="T3">and</text:span> <text:span text:style-name="T3">½ mile outside</text:span></text:p>
      <text:p text:style-name="P39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1963442008964361635" text:style-name="L7">
        <text:list-item>
          <text:list>
            <text:list-header>
              <text:p text:style-name="P62">1.5 miles on a treadmill averaging about 8:45/mile and rest about 4 minutes</text:p>
              <text:p text:style-name="P59">Run:<text:span text:style-name="T3"> 0.15 mile lead into a 1mile run in 7:13, ¼ mile splits: 1:50, 1:50, 1:48, 1:45</text:span></text:p>
              <text:p text:style-name="P62">I ran the last 0.2 miles under 7:00/mile pace. Pulse at the end of run: 158 bpm</text:p>
              <text:p text:style-name="P59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7890633450988256165" text:style-name="L8">
        <text:list-item>
          <text:list>
            <text:list-header>
              <text:p text:style-name="P52">Run:<text:span text:style-name="T3"> 5 x ½ mile on a treadmill with ¼ mile jogs before each run </text:span></text:p>
              <text:p text:style-name="P55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23"><text:soft-page-break/>Sat April 13, 2019 <text:span text:style-name="T2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2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23">Sun April 14, 2019 <text:span text:style-name="T2">2 miles</text:span> <text:s/></text:p>
      <text:p text:style-name="P23">I did a 200 calorie ride on a Wise Center recumbent bike on level 12.</text:p>
      <text:p text:style-name="P23">Time: about 20 minutes. <text:s/>Average pulse 101 bpm. <text:s/>I take a 200 calorie ride as equivalent to 2 miles of running. <text:s/></text:p>
      <text:p text:style-name="P23"/>
      <text:p text:style-name="P23">Mon <text:s/>April 15, 2019 <text:span text:style-name="T2">3 miles</text:span> <text:s/></text:p>
      <text:p text:style-name="P23">I ran 3 miles on a Wise Center treadmill at about 10:30/mile.</text:p>
      <text:p text:style-name="P23"/>
      <text:p text:style-name="P23">Tues April 16, 2019 <text:span text:style-name="T2">4 miles</text:span> <text:s/></text:p>
      <text:p text:style-name="P23"><text:span text:style-name="T2">Warmup:</text:span> ½ mile jog to the Wise Center</text:p>
      <text:p text:style-name="P23"><text:span text:style-name="T2">Run:</text:span> 2 miles on a treadmill at 10:30/mile</text:p>
      <text:p text:style-name="P24">Stationary recumbant bike: <text:s/><text:span text:style-name="T3">100 calorie ride in about 10:00, level 12</text:span></text:p>
      <text:p text:style-name="P24">Warm down:<text:span text:style-name="T3"> <text:s/>½ mile jog home</text:span></text:p>
      <text:p text:style-name="P23"/>
      <text:p text:style-name="P24"><text:span text:style-name="T3">Wed April 17, 2019 </text:span>3 miles<text:span text:style-name="T3"> <text:s/></text:span></text:p>
      <text:p text:style-name="P23">I ran 3 miles out and back on hilly Limber Rd and averaged 10:57/mile.</text:p>
      <text:p text:style-name="P23"/>
      <text:p text:style-name="P23">Thurs April 18, 2019 <text:span text:style-name="T2">3 miles</text:span></text:p>
      <text:p text:style-name="P23">1/3 mile jog</text:p>
      <text:list xml:id="list318854832431862850" text:style-name="L9">
        <text:list-item>
          <text:list>
            <text:list-header>
              <text:p text:style-name="P64">2.3 miles on a 535 m hilly loop in Greendale Cemetery averaging 10:40/mile</text:p>
              <text:p text:style-name="P64">Sum of ascents on the 2.33 mile run: 160 feet </text:p>
              <text:p text:style-name="P64">1/3 mile jog</text:p>
            </text:list-header>
          </text:list>
        </text:list-item>
      </text:list>
      <text:p text:style-name="P23"/>
      <text:p text:style-name="P23">Fri April 19, 2019 <text:span text:style-name="T2">4 miles</text:span> <text:s/></text:p>
      <text:p text:style-name="P23">1 mile to the Allegheny track, 2 miles on the track and 1 mile home</text:p>
      <text:p text:style-name="P23">Average pace 10:32/mile</text:p>
      <text:p text:style-name="P23"/>
      <text:p text:style-name="P24">In the past week: 37 miles</text:p>
      <text:p text:style-name="P17"/>
      <text:p text:style-name="P16"><text:soft-page-break/>Sat April 20, 2019 <text:span text:style-name="T2">5 miles</text:span> <text:s/></text:p>
      <text:p text:style-name="P16">I ran 5 miles on slightly hilly roads at about 11:00/mile</text:p>
      <text:p text:style-name="P16"/>
      <text:p text:style-name="P16">Sun April 21, 2019 <text:span text:style-name="T2">2 miles</text:span> <text:s/></text:p>
      <text:p text:style-name="P16">I started my workout in the middle of a ½ mile hill. I jogged ¼ mile to the bottom, ran ½ mile up the hill and jogged ¼ mile down to were I had started. After a 4 minute rest I repeated what I had done, but this time I ran the whole way.</text:p>
      <text:p text:style-name="P16">Splits: ¼ mile at about 11:00/mile, ½ mile in 5:52, ¼ mile at about 11:00/mile</text:p>
      <text:p text:style-name="P16"><text:s text:c="11"/>¼ mile at about <text:s text:c="2"/>9:00/mile, ½ mile in 5:02, ¼ mile at about <text:s text:c="2"/>9:00/mile</text:p>
      <text:p text:style-name="P16">Ascent on ½ mile hill as measured with Google Maps: <text:s/>170 ft</text:p>
      <text:p text:style-name="P16"/>
      <text:p text:style-name="P16">Mon April 22, 2019 <text:span text:style-name="T2">3.5 miles </text:span></text:p>
      <text:p text:style-name="P16"><text:span text:style-name="T2">Run:</text:span> 3 miles on a Wise Center treadmill in 27:41 or 9:14/mile</text:p>
      <text:p text:style-name="P16">Splits: 9:59, 9:01, (4:27 + 4:14) = 8:41</text:p>
      <text:p text:style-name="P16"><text:span text:style-name="T2">Warm down:</text:span> ½ mile in about 6:00</text:p>
      <text:p text:style-name="P16"/>
      <text:p text:style-name="P16">Tues April 23, 2019 <text:span text:style-name="T2">no running</text:span></text:p>
      <text:p text:style-name="P16"/>
      <text:p text:style-name="P16">Wed April 24, 2019 <text:span text:style-name="T2">4 miles </text:span><text:s/></text:p>
      <text:p text:style-name="P16"><text:span text:style-name="T2">Warmup:</text:span> <text:s/>½ mile jog to the Wise Center</text:p>
      <text:p text:style-name="P16"><text:span text:style-name="T2">Run:</text:span> 3 miles on a Wise Center treadmill in 26:58</text:p>
      <text:p text:style-name="P16">Approximate Splits and pulses: 9:20, 9:00 (141 bpm), 8:40 (140 bpm)</text:p>
      <text:p text:style-name="P16"><text:span text:style-name="T2">Warm down:</text:span> <text:s/>½ mile in 5:15</text:p>
      <text:p text:style-name="P16"/>
      <text:p text:style-name="P16">Thur April 25, 2019 <text:span text:style-name="T2">no running</text:span> <text:s/></text:p>
      <text:p text:style-name="P16"/>
      <text:p text:style-name="P16">Fri April 26, 2019 <text:span text:style-name="T2">3 miles</text:span> <text:s/></text:p>
      <text:p text:style-name="P16"><text:span text:style-name="T2">Run:</text:span> 2 miles on a Wise Center treadmill averaging about 9:30/mile</text:p>
      <text:p text:style-name="P16"><text:span text:style-name="T2">Warm down:</text:span> <text:s/>½ mile in 5:15 on treadmill</text:p>
      <text:p text:style-name="P16">½ mile walk on indoor track in about 7:15</text:p>
      <text:p text:style-name="P16"/>
      <text:p text:style-name="P16"><text:span text:style-name="T2">In the past week: 17.5 miles</text:span> </text:p>
      <text:p text:style-name="P16"/>
      <text:p text:style-name="P16"/>
      <text:p text:style-name="P16"/>
      <text:p text:style-name="P16"><text:soft-page-break/>Sat April 27, 2019 <text:span text:style-name="T2">no running</text:span> <text:s/></text:p>
      <text:p text:style-name="P16">I am going to run the Buffalo Runners 6 Hour Distance Classic tomorrow.</text:p>
      <text:p text:style-name="P16"/>
      <text:p text:style-name="P16">Sun April 28, 2019 <text:span text:style-name="T2">32.5 miles</text:span></text:p>
      <text:p text:style-name="P16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On the next page is the fueling schedule Mary Jane used to supply me with what I needed.</text:p>
      <text:p text:style-name="P16"/>
      <text:p text:style-name="P16">Mon April 29, 2019 <text:s/><text:span text:style-name="T2">no running</text:span> <text:s/></text:p>
      <text:p text:style-name="P16"/>
      <text:p text:style-name="P16">Tues April 30, 2019 <text:span text:style-name="T2">3.5 miles</text:span> <text:s/></text:p>
      <text:p text:style-name="P16">I ran 3 miles slowly on the Allegheny College indoor track and then walked and ran ½ mile home.</text:p>
      <text:p text:style-name="P16"/>
      <text:p text:style-name="P16">Wed May 1, 2019 <text:span text:style-name="T2">4 miles</text:span> <text:s/></text:p>
      <text:p text:style-name="P16">Without eating breakfast I ran 4 miles at fat burning pace on hilly roads and grass.</text:p>
      <text:p text:style-name="P16"/>
      <text:p text:style-name="P16">Thur May 2, 2019 <text:span text:style-name="T2">4.5 miles </text:span></text:p>
      <text:p text:style-name="P16">I ran 1 mile and had to walk for ½ mile because my right calf stated to cramp.</text:p>
      <text:p text:style-name="P16">After massaging calf I ran 3 miles. <text:s/>Running was at fat burning pace.</text:p>
      <text:p text:style-name="P16"/>
      <text:p text:style-name="P16">Fri May 3, 2019 <text:span text:style-name="T2">4.5 miles</text:span> </text:p>
      <text:p text:style-name="P16">I again ran at a fat burning pace and actually got a little dizzy at the end.</text:p>
      <text:p text:style-name="P16"/>
      <text:p text:style-name="P17">In the past week: 49 miles</text:p>
      <text:p text:style-name="P17"/>
      <text:p text:style-name="P16"/>
      <text:p text:style-name="P16"/>
      <text:h text:style-name="P49" text:outline-level="1"><text:soft-page-break/>6 hour run Buffalo NY April 28, 2019 </text:h>
      <text:h text:style-name="P49" text:outline-level="1">The run is on a 3.24 mile course on Amherst Bike Path <text:s text:c="2"/></text:h>
      <text:h text:style-name="P49" text:outline-level="1">Lap<text:tab/> <text:s text:c="3"/>Time(<text:span text:style-name="T14">Watch</text:span>) <text:s text:c="2"/>Time(<text:span text:style-name="T15">Clock</text:span>)</text:h>
      <text:p text:style-name="P43"><text:s text:c="2"/>0<text:tab/><text:tab/>0:00 <text:s text:c="10"/>8:00 AM</text:p>
      <text:p text:style-name="P44"><text:s text:c="2"/>1 <text:s text:c="13"/>0:36 <text:s text:c="10"/>8:36<text:tab/><text:tab/>Salt Stick<text:tab/>Gatorade<text:tab/><text:tab/><text:tab/><text:tab/><text:tab/><text:tab/></text:p>
      <text:p text:style-name="P43"><text:s text:c="2"/>2<text:tab/><text:tab/>1:12 <text:s text:c="10"/>9:12<text:tab/><text:tab/><text:tab/><text:tab/>Gatorade<text:tab/><text:tab/>gel<text:tab/><text:tab/><text:tab/></text:p>
      <text:p text:style-name="P47"><text:s text:c="4"/>3<text:tab/><text:tab/> 1:48 <text:s text:c="10"/>9:48<text:tab/><text:tab/> <text:s/>Salt Stick<text:tab/> <text:s/>Gatorade<text:tab/><text:tab/></text:p>
      <text:p text:style-name="P48"><text:s text:c="4"/>4<text:tab/><text:tab/> 2:24 <text:s text:c="8"/>10:24<text:tab/><text:tab/><text:tab/> <text:s/><text:tab/> <text:s/>Gatorade<text:tab/><text:tab/> gel</text:p>
      <text:p text:style-name="P43"><text:s text:c="2"/>5<text:tab/><text:tab/>3:00 <text:s text:c="8"/>11:00<text:tab/><text:tab/>Salt Stick<text:tab/>Gatorade</text:p>
      <text:p text:style-name="P43"><text:s text:c="2"/>6<text:tab/><text:tab/>3:36 <text:s text:c="8"/>11:36<text:tab/><text:tab/><text:tab/><text:tab/>Gatorade<text:tab/> <text:s text:c="6"/><text:tab/>gel</text:p>
      <text:p text:style-name="P43"><text:s text:c="2"/>7<text:tab/><text:tab/>4:12 <text:s text:c="8"/>12:12<text:tab/><text:tab/>Salt Stick<text:tab/>Gatorade<text:tab/><text:tab/>gel</text:p>
      <text:p text:style-name="P43"><text:s text:c="2"/>8<text:tab/><text:tab/>4:48 <text:s text:c="8"/>12:48<text:tab/><text:tab/><text:tab/><text:tab/>Coke</text:p>
      <text:p text:style-name="P43"><text:s text:c="2"/>9<text:tab/><text:tab/>5:24<text:tab/> <text:s text:c="8"/>1:24 <text:tab/><text:tab/>Salt Stick<text:tab/>Coke</text:p>
      <text:p text:style-name="P43">10<text:tab/><text:tab/>6:00<text:tab/><text:tab/>2:00</text:p>
      <text:p text:style-name="P45">I will carry a few additional gels.</text:p>
      <text:p text:style-name="P45"/>
      <text:p text:style-name="P45">Each bottle of Gatorade and Coke will contain about 13 ounces.</text:p>
      <text:p text:style-name="P45">The total ounces will be 13x9 = 117 and ounces per mile = 117/32.4 = 3.6/mile <text:tab/>On a cool day this is good for me. Gatorade has 6.67 calories/ounce, Coke 12.5 calories/ounce.</text:p>
      <text:p text:style-name="P45"/>
      <text:p text:style-name="P45">Total calories consumed during the 5.4 hours after the first lap will be:</text:p>
      <text:p text:style-name="P45"><text:s text:c="9"/>For each of 7 Gatorade bottles: </text:p>
      <text:p text:style-name="P45"><text:tab/><text:tab/>13 ounces x 6.67 cal/ounces = 87 cal/bottle</text:p>
      <text:p text:style-name="P46"><text:span text:style-name="T12"><text:tab/></text:span><text:span text:style-name="T13">For all 7 bottles Gatorade: 7 x 87 = 609 calories</text:span></text:p>
      <text:p text:style-name="P45"><text:tab/>For each of 2 Coke bottles:</text:p>
      <text:p text:style-name="P45"><text:tab/><text:tab/>13 ounces x 12.5 cal/ounce = 162 cal/bottle</text:p>
      <text:p text:style-name="P46"><text:span text:style-name="T12"><text:tab/></text:span><text:span text:style-name="T13">For 2 bottles of Coke: 2 x 162 = 324 calories</text:span></text:p>
      <text:p text:style-name="P46"><text:span text:style-name="T12"><text:tab/></text:span><text:span text:style-name="T13">For 4 gels: 400 calories</text:span></text:p>
      <text:p text:style-name="P46"><text:span text:style-name="T12"><text:tab/></text:span><text:span text:style-name="T13">Total = 609 + 324 + 400 = 1333</text:span><text:span text:style-name="T12"> after the first lap i.e. during 5.4 hours.</text:span></text:p>
      <text:p text:style-name="P45">Calories/hour = 1333/5.4 = 247 cal <text:s text:c="2"/>This is how many calories the body can absorb per hour.</text:p>
      <text:p text:style-name="P45"/>
      <text:p text:style-name="P45"/>
      <text:p text:style-name="P4"><text:soft-page-break/>Sat May 4, 2019 <text:span text:style-name="T2">5.5 miles</text:span></text:p>
      <text:p text:style-name="P4"><text:span text:style-name="T2">On a staionary recumbent bike set at level 12: </text:span>I did a 500 calorie ride in 49:30. <text:s/>Final heart rate 117 bpm, Average heart rate about 108 bpm.</text:p>
      <text:p text:style-name="P29">Warm down: <text:span text:style-name="T3">½ mile jog and walk home uphill. </text:span></text:p>
      <text:p text:style-name="P30"/>
      <text:p text:style-name="P27"><text:span text:style-name="T3">Sun May 5, 2019 </text:span>no running </text:p>
      <text:p text:style-name="P27"/>
      <text:p text:style-name="P27">On May 2, my right calf cramped while running. Since then the calf has been sore. <text:s/>I have been massaging it every day and this seems to help.</text:p>
      <text:p text:style-name="P27"/>
      <text:p text:style-name="P28">Mon May 6, 2019 <text:span text:style-name="T2">6 miles</text:span> </text:p>
      <text:p text:style-name="P28"><text:span text:style-name="T2">Run:</text:span> I ran 5 miles averaging 10:00/mile. <text:s/>The first 4 miles were on hilly roads and the last mile was on the Allegheny College track. <text:s/>My right calf was still a little sore.</text:p>
      <text:p text:style-name="P27">Warm down: <text:s/>I jogged 1 mile home.</text:p>
      <text:p text:style-name="P27"/>
      <text:p text:style-name="P28">Tues May 7, 2019 <text:span text:style-name="T2">6 miles</text:span> </text:p>
      <text:p text:style-name="P28"><text:span text:style-name="T2">Run:</text:span> I ran the same 5 mile course that I did yesterday and averaged 9:33/mile. <text:s/>My calf was somewhat better.</text:p>
      <text:p text:style-name="P27">Warm down: <text:span text:style-name="T3"><text:s/>I jogged 1 mile home.</text:span></text:p>
      <text:p text:style-name="P27">Splits for the 5 mile run:</text:p>
      <text:p text:style-name="P28">Yesterday: <text:s/>10:45 (up hill), 9:50, 9:23, 9:51, 10:10 </text:p>
      <text:p text:style-name="P28">Today: <text:s text:c="7"/>10:17 (up hill), 9:39, 9:24, 9:32, 8:53</text:p>
      <text:p text:style-name="P28"/>
      <text:p text:style-name="P28">Wed May 8, 2019 <text:span text:style-name="T2">5.5 miles </text:span><text:s/></text:p>
      <text:p text:style-name="P28"><text:span text:style-name="T2">Ride:</text:span> I did a 500 calorie ride on a stationary recumbent bike on level 12.</text:p>
      <text:p text:style-name="P28">100 calorie splits: 11:10, 11:02, 11:00, 10:20, 9:40.</text:p>
      <text:p text:style-name="P28">The pulse at the end was 115 bpm</text:p>
      <text:p text:style-name="P28">I count this ride as equivalent to a 5 mile run.</text:p>
      <text:p text:style-name="P27">Warm down: <text:span text:style-name="T3">I walked and jogged ½ mile home.</text:span></text:p>
      <text:p text:style-name="P28"/>
      <text:p text:style-name="P27"><text:span text:style-name="T3">Thurs May 9, 2019 </text:span>no running</text:p>
      <text:p text:style-name="P27"/>
      <text:p text:style-name="P28">Fri May 10, 2019, <text:span text:style-name="T2">3 miles</text:span> </text:p>
      <text:p text:style-name="P28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27">In the past week: <text:s/>26.5 miles</text:p>
      <text:p text:style-name="P25"><text:soft-page-break/>Sat May 11, 2019 <text:s/><text:span text:style-name="T2">5 miles</text:span> </text:p>
      <text:p text:style-name="P25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25"/>
      <text:p text:style-name="P25">Sun May 12, 2019 <text:span text:style-name="T2">no running</text:span></text:p>
      <text:p text:style-name="P26"/>
      <text:p text:style-name="P25">Mon May 13, 2019 <text:span text:style-name="T2">5 miles</text:span> <text:s/></text:p>
      <text:p text:style-name="P25">I ran on a Wise Center treadmill.</text:p>
      <text:p text:style-name="P25"><text:span text:style-name="T2">3 miles</text:span>, I kept my pulse close to 130 bpm during the second and third miles. Splits: 9:47, 9:59, 10:39 <text:s/>I rested 3 minutes after the 3 mile run.</text:p>
      <text:p text:style-name="P25"><text:span text:style-name="T2">1 x ¼ mile in 1:53, 1 x ½ mile in 4:00.</text:span> Pulse at the end of ½ mile: 160 bpm</text:p>
      <text:p text:style-name="P25">I jogged ¼ mile before each run and ¾ mile after the second one. </text:p>
      <text:p text:style-name="P25"/>
      <text:p text:style-name="P25">Tues May 14, 2019 <text:span text:style-name="T2">3 miles</text:span> </text:p>
      <text:p text:style-name="P25">I ran on a Wise Center treadmill.</text:p>
      <text:p text:style-name="P25"><text:span text:style-name="T2">3 miles</text:span>, Average pulse about 130 bpm. Splits: 10:00, 10:00, 10:16</text:p>
      <text:p text:style-name="P26">My right calf got tight and hurt again. <text:s/>I should run easily for a while.</text:p>
      <text:p text:style-name="P25"/>
      <text:p text:style-name="P25">Wed May 15, 2019 <text:span text:style-name="T2">3 miles</text:span></text:p>
      <text:p text:style-name="P25">I ran and walked on slightly hilly roads. </text:p>
      <text:p text:style-name="P25"><text:span text:style-name="T2">3 miles</text:span>, Average pulse about 118 bpm and average pace about 11:20</text:p>
      <text:p text:style-name="P25">My calf felt okay.</text:p>
      <text:p text:style-name="P25"/>
      <text:p text:style-name="P25">Thur May 16, 2019 <text:span text:style-name="T2">4.5 miles </text:span><text:s text:c="2"/></text:p>
      <text:p text:style-name="P25">I ran and walked 4.5 miles on hilly roads and averaged 11:20/mile. </text:p>
      <text:p text:style-name="P25"/>
      <text:p text:style-name="P25">Fri May 17, 2019 <text:span text:style-name="T2">8 miles</text:span> <text:s/></text:p>
      <text:p text:style-name="P25">I ran and walked 8 miles on hilly roads and averaged 11:55/mile. </text:p>
      <text:p text:style-name="P25"/>
      <text:p text:style-name="P25"><text:span text:style-name="T2">In the last week: 28.5 miles</text:span> <text:s/></text:p>
      <text:p text:style-name="P25"><text:soft-page-break/>Sat May18, 2019 <text:s/><text:span text:style-name="T2">5 miles</text:span> <text:s/></text:p>
      <text:p text:style-name="P25">My calf is a lot better. <text:s/>Massaging has helped a lot. <text:s/></text:p>
      <text:p text:style-name="P26">Run: <text:span text:style-name="T3">4 miles on hilly roads averaging 9:43/mile</text:span></text:p>
      <text:p text:style-name="P26">Warm down:<text:span text:style-name="T3"> <text:s/>rest 3 minutes and walked and ran 1 mile in about 12: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5-18T09:31:22.01</dc:date>
    <dc:creator>James  Lombardi</dc:creator>
    <meta:editing-duration>P8DT19H4M6S</meta:editing-duration>
    <meta:editing-cycles>774</meta:editing-cycles>
    <meta:generator>OpenOffice/4.1.2$Win32 OpenOffice.org_project/412m3$Build-9782</meta:generator>
    <meta:document-statistic meta:table-count="0" meta:image-count="0" meta:object-count="0" meta:page-count="35" meta:paragraph-count="882" meta:word-count="11116" meta:character-count="55810"/>
  </office:meta>
</office:document-meta>
</file>